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9.463cm"/>
    </style:style>
    <style:style style:name="co3" style:family="table-column">
      <style:table-column-properties fo:break-before="auto" style:column-width="6.177cm"/>
    </style:style>
    <style:style style:name="co4" style:family="table-column">
      <style:table-column-properties fo:break-before="auto" style:column-width="6.7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1.628cm" fo:break-before="auto" style:use-optimal-row-height="false"/>
    </style:style>
    <style:style style:name="ro4" style:family="table-row">
      <style:table-row-properties style:row-height="1.727cm" fo:break-before="auto" style:use-optimal-row-height="false"/>
    </style:style>
    <style:style style:name="ro5" style:family="table-row">
      <style:table-row-properties style:row-height="1.266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393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N°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TTENDU</text:p>
          </table:table-cell>
          <table:table-cell office:value-type="string" calcext:value-type="string">
            <text:p>RESULT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er sur localhost/public_html/projet/php/login.php</text:p>
          </table:table-cell>
          <table:table-cell office:value-type="string" calcext:value-type="string">
            <text:p>ouverture de la page 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Rentrer un pseudo invalide (inférieur à 2 caractères ou débutant par un chiffre)</text:p>
          </table:table-cell>
          <table:table-cell table:style-name="ce3" office:value-type="string" calcext:value-type="string">
            <text:p>désactivation du bouton submit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Rentrer un mot de passe invalide (inférieur à 8 caractères contenant au moins un chiffre, une minuscule, une majuscule et un caractère spécial <text:s text:c="2"/>provoque )</text:p>
          </table:table-cell>
          <table:table-cell office:value-type="string" calcext:value-type="string">
            <text:p>désactivation du bouton submi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Rentrer un pseudo ou mot de passe innexistant dans la base de données</text:p>
          </table:table-cell>
          <table:table-cell table:style-name="ce3" office:value-type="string" calcext:value-type="string">
            <text:p>Message d’erreur: “pseudo ou mot de passe incorrect.”)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Rentrer un pseudo et mot de passe conformes et existants dans la base de données </text:p>
          </table:table-cell>
          <table:table-cell table:style-name="ce3" office:value-type="string" calcext:value-type="string">
            <text:p>redirection vers login.php</text:p>
          </table:table-cell>
          <table:table-cell office:value-type="string" calcext:value-type="string">
            <text:p>OK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er sur localhost/public_html/projet/php/signup.php</text:p>
          </table:table-cell>
          <table:table-cell office:value-type="string" calcext:value-type="string">
            <text:p>ouverture de la page 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number-columns-repeated="2"/>
          <table:table-cell table:style-name="ce3"/>
          <table:table-cell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pseudo inférieur à 2 caractères ou débutant par un chiffre</text:p>
          </table:table-cell>
          <table:table-cell table:style-name="ce3" office:value-type="string" calcext:value-type="string">
            <text:p>Message d’erreur: “Le pseudo doit comporter au moins 2 caractères”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email invalide (désactive submit)</text:p>
          </table:table-cell>
          <table:table-cell table:style-name="ce3" office:value-type="string" calcext:value-type="string">
            <text:p><text:span text:style-name="T1">Message d’erreur: “</text:span>L'adresse email n'est pas valide”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3" table:number-columns-repeated="2"/>
          <table:table-cell/>
        </table:table-row>
        <table:table-row table:style-name="ro8">
          <table:table-cell table:style-name="Default"/>
          <table:table-cell office:value-type="string" calcext:value-type="string">
            <text:p>mot de passe invalide (désactive submit)</text:p>
          </table:table-cell>
          <table:table-cell table:style-name="ce3" office:value-type="string" calcext:value-type="string">
            <text:p><text:span text:style-name="T1">Message d’erreur: “</text:span>Le mot de passe doit contenir au moins 8 caractères dont au moins une minuscule, une majuscule, un chiffre et un caractère spécial”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 table:style-name="ce3" office:value-type="string" calcext:value-type="string">
            <text:p>Toujours sur la page login, saisie d’un pseudo existant dans la base de donées</text:p>
          </table:table-cell>
          <table:table-cell table:style-name="ce3" office:value-type="string" calcext:value-type="string">
            <text:p>Message d’erreur: "Ce pseudo n'est pas disponible. "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 office:value-type="string" calcext:value-type="string">
            <text:p>saisie d’un email existant dans la base de donées</text:p>
          </table:table-cell>
          <table:table-cell table:style-name="ce3" office:value-type="string" calcext:value-type="string">
            <text:p>Message d’erreur: "Ce email n'est pas disponible. "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18:47.933268184</meta:creation-date>
    <dc:date>2023-03-27T15:27:19.622713065</dc:date>
    <meta:editing-duration>PT1H28M1S</meta:editing-duration>
    <meta:editing-cycles>4</meta:editing-cycles>
    <meta:generator>LibreOffice/7.3.7.2$Linux_X86_64 LibreOffice_project/30$Build-2</meta:generator>
    <meta:document-statistic meta:table-count="1" meta:cell-count="45" meta:object-count="0"/>
  </office:meta>
</office:document-meta>
</file>